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75pt" fo:font-weight="bold" officeooo:rsid="001bca67" officeooo:paragraph-rsid="001bca67" style:font-size-asian="75pt" style:font-weight-asian="bold" style:font-size-complex="7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chtle AG</text:p>
      <text:p text:style-name="P1">Tennis Academy</text:p>
      <text:p text:style-name="P1">IT Works GmbH</text:p>
      <text:p text:style-name="P1">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6:25:20.765592307</meta:creation-date>
    <dc:date>2019-12-31T12:38:31.564913518</dc:date>
    <meta:editing-duration>PT1M14S</meta:editing-duration>
    <meta:editing-cycles>4</meta:editing-cycles>
    <meta:generator>LibreOffice/5.4.6.2$Linux_X86_64 LibreOffice_project/40m0$Build-2</meta:generator>
    <meta:document-statistic meta:table-count="0" meta:image-count="0" meta:object-count="0" meta:page-count="1" meta:paragraph-count="4" meta:word-count="8" meta:character-count="40" meta:non-whitespace-character-count="36"/>
  </office:meta>
</office:document-meta>
</file>